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5" style:family="paragraph" style:parent-style-name="Standard">
      <style:paragraph-properties fo:line-height="100%" style:snap-to-layout-grid="false"/>
    </style:style>
    <style:style style:name="P6" style:family="paragraph" style:parent-style-name="Standard">
      <style:paragraph-properties fo:line-height="100%"/>
      <style:text-properties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8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9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/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hyphenation-ladder-count="no-limit" style:text-autospace="none"/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7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2.524cm" fo:margin-right="0cm" fo:line-height="100%" fo:text-indent="0.076cm" style:auto-text-indent="false"/>
    </style:style>
    <style:style style:name="P27" style:family="paragraph" style:parent-style-name="Standard">
      <style:paragraph-properties fo:margin-left="0.686cm" fo:margin-right="0cm" fo:line-height="100%" fo:text-indent="0cm" style:auto-text-indent="false"/>
    </style:style>
    <style:style style:name="P28" style:family="paragraph" style:parent-style-name="Standard">
      <style:paragraph-properties fo:margin-left="0.811cm" fo:margin-right="0cm" fo:line-height="96%" fo:text-indent="-0.75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9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1" style:family="paragraph" style:parent-style-name="Standard">
      <style:paragraph-properties fo:margin-left="0.002cm" fo:margin-right="0cm" fo:line-height="100%" fo:text-indent="0cm" style:auto-text-indent="false"/>
    </style:style>
    <style:style style:name="P32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3" style:family="paragraph" style:parent-style-name="Standard">
      <style:paragraph-properties fo:margin-left="0.002cm" fo:margin-right="3.244cm" fo:text-indent="0cm" style:auto-text-indent="false"/>
    </style:style>
    <style:style style:name="P34" style:family="paragraph" style:parent-style-name="Standard">
      <style:paragraph-properties fo:margin-left="0.811cm" fo:margin-right="0cm" fo:line-height="100%" fo:text-indent="-0.81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2" style:family="paragraph" style:parent-style-name="Standard" style:list-style-name="WW8Num5">
      <style:paragraph-properties fo:margin-left="0.27cm" fo:margin-right="0cm" fo:text-indent="-0.25cm" style:auto-text-indent="false"/>
      <style:text-properties fo:font-weight="bold" style:font-weight-asian="bold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5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48" style:family="paragraph" style:parent-style-name="Standard">
      <style:paragraph-properties fo:margin-left="0.182cm" fo:margin-right="0cm" fo:line-height="100%" fo:text-indent="0cm" style:auto-text-indent="false"/>
    </style:style>
    <style:style style:name="P49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0.051cm" fo:margin-right="0cm" fo:line-height="100%" fo:text-indent="0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5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/>
    </style:style>
    <style:style style:name="T4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6" style:family="text">
      <style:text-properties style:font-name="Arial" fo:font-size="9pt" style:font-name-asian="Arial" style:font-size-asian="9pt" style:font-name-complex="Arial"/>
    </style:style>
    <style:style style:name="T7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10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1" style:family="text">
      <style:text-properties style:font-name="Arial" fo:font-size="10pt" style:font-name-asian="Arial" style:font-size-asian="10pt" style:font-name-complex="Arial" style:font-size-complex="10pt"/>
    </style:style>
    <style:style style:name="T12" style:family="text">
      <style:text-properties style:font-name="Arial" fo:font-weight="bold" style:font-name-asian="Arial" style:font-weight-asian="bold" style:font-name-complex="Arial"/>
    </style:style>
    <style:style style:name="T13" style:family="text">
      <style:text-properties style:letter-kerning="false" style:font-size-complex="10pt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000000" loext:opacity="100%" style:font-name="Times New Roman" fo:font-size="9pt" fo:font-weight="bold" style:letter-kerning="false" style:font-name-asian="Times New Roman" style:font-size-asian="9pt" style:font-weight-asian="bold" style:font-name-complex="Times New Roman" style:font-size-complex="9pt"/>
    </style:style>
    <style:style style:name="T17" style:family="text">
      <style:text-properties fo:color="#000000" loext:opacity="100%" style:letter-kerning="false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ECRETARÍA DE LA DEFENSA NACIONAL.</text:p>
      <text:p text:style-name="P6"><text:s/><text:bookmark text:name="_GoBack"/></text:p>
      <text:list xml:id="list4285442598" text:style-name="WW8Num1">
        <text:list-item>
          <text:p text:style-name="P20">DIR. GRAL. EDUC. MIL. Y <text:tab/> <text:s text:c="226"/>ESC. MIL. DE INGS.</text:p>
        </text:list-item>
      </text:list>
      <text:p text:style-name="P21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2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2">(E) Unidad de aprendizaje: </text:p>
          </table:table-cell>
          <table:covered-table-cell/>
          <table:table-cell table:style-name="Tabla1.A3" table:number-columns-spanned="5" office:value-type="string">
            <text:p text:style-name="P23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1">VII. ESTIMACION ESTADISTICA Y DISTRIBUCIONES DE MUESTREO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14">7.2 ELABORA UNA LISTA DE LAS PROPIEDADES DE LOS ESTIMADORES PUNTUALES, SIN OMITIR NINGUNA</text:p>
            <text:p text:style-name="P14">7.3 REDACTA EN MEDIA CUARTILLA EL CONCEPTO DE DISTRIBUCION DE MUESTREO, DANDO UN EJEMPLO.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6"><text:s/></text:p>
            <text:p text:style-name="P18"><text:span text:style-name="T9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5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9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9">Campo Militar No. 1-K, Lomas de San Isidro, México, <text:s/>Miércoles 9 de juni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6"><text:span text:style-name="T9">(J) Situación problema: (conflicto cognitivo</text:span><text:span text:style-name="T12">)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0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9">¿Cuál es el concepto de estimador puntual?</text:p>
            <text:p text:style-name="P9">¿Cuál es el concepto de distribución de muestreo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4"><text:span text:style-name="T3">APLICA EN LA SOLUCION DE PROBLEMAS LOS PRINCIPIOS DE LA ESTIMACION ESTADISTICA Y LAS DISTRIBUCIONES DE MUESTREO EN OBSERVACION DE FENOMENOS QUE IMPLICAN UNA COLECCIÓN GRANDE DE DATOS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0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7"><text:span text:style-name="T9">(L) Metodología a desarrollar:</text:span><text:span text:style-name="T6"> </text:span></text:p>
          </table:table-cell>
          <table:table-cell table:style-name="Tabla1.A3" table:number-columns-spanned="3" office:value-type="string">
            <text:p text:style-name="P28">(M) Actividades del Mediador: </text:p>
            <text:p text:style-name="P29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2">(N) Actividades del estudiante: </text:p>
            <text:p text:style-name="P29"><text:s/></text:p>
          </table:table-cell>
          <table:covered-table-cell/>
          <table:table-cell table:style-name="Tabla1.A3" table:number-columns-spanned="3" office:value-type="string">
            <text:p text:style-name="P30">(O) Recursos: </text:p>
            <text:p text:style-name="P33"><text:span text:style-name="T5"><text:s/></text:span><text:s/></text:p>
          </table:table-cell>
          <table:covered-table-cell/>
          <table:covered-table-cell/>
          <table:table-cell table:style-name="Tabla1.A1" office:value-type="string">
            <text:p text:style-name="P34"><text:span text:style-name="T9">(P) Indicadores de desempeño:</text:span><text:span text:style-name="T14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9"><text:s/></text:p>
            <text:p text:style-name="P37">Método Expositivo.</text:p>
            <text:p text:style-name="P37"/>
            <text:p text:style-name="P35"><text:span text:style-name="T1">Técnica de Explicación Oral.</text:span></text:p>
            <text:p text:style-name="P36"/>
            <text:p text:style-name="P36"/>
          </table:table-cell>
          <table:table-cell table:style-name="Tabla1.B13" table:number-rows-spanned="3" table:number-columns-spanned="3" office:value-type="string">
            <text:list xml:id="list2270032160" text:style-name="WW8Num7">
              <text:list-item>
                <text:p text:style-name="P38">Se menciona el propósito del tema.</text:p>
              </text:list-item>
              <text:list-item>
                <text:p text:style-name="P39">Se realizan las preguntas del Conflicto Cognitivo. </text:p>
              </text:list-item>
              <text:list-item>
                <text:p text:style-name="P39">Se dan las instrucciones pertinentes sobre las estrategias de trabajo.</text:p>
              </text:list-item>
              <text:list-item>
                <text:p text:style-name="P39">Se da realimentación sobre el trabajo realizado, al personal discente</text:p>
              </text:list-item>
            </text:list>
            <text:p text:style-name="P40"/>
          </table:table-cell>
          <table:covered-table-cell/>
          <table:covered-table-cell/>
          <table:table-cell table:style-name="Tabla1.E11" table:number-columns-spanned="2" office:value-type="string">
            <text:p text:style-name="P31"><text:span text:style-name="T10">Aplica los procedimientos para los cálculos de estimadores puntuales, así como de distribuciones de muestreo.</text:span></text:p>
          </table:table-cell>
          <table:covered-table-cell/>
          <table:table-cell table:style-name="Tabla1.G11" table:number-columns-spanned="3" office:value-type="string">
            <text:list xml:id="list2649276870" text:style-name="WW8Num5">
              <text:list-item>
                <text:p text:style-name="P41">Pintarrón</text:p>
              </text:list-item>
              <text:list-item>
                <text:p text:style-name="P41">Marcadores para pintarrón</text:p>
              </text:list-item>
              <text:list-item>
                <text:p text:style-name="P41">Videoproyector</text:p>
              </text:list-item>
              <text:list-item>
                <text:p text:style-name="P42">Internet .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715025398157" text:continue-numbering="true" text:style-name="WW8Num5">
              <text:list-item>
                <text:p text:style-name="P44">Capacidad de abstracción.</text:p>
              </text:list-item>
              <text:list-item>
                <text:p text:style-name="P44">Capacidad de análisis.</text:p>
              </text:list-item>
              <text:list-item>
                <text:p text:style-name="P43">Creatividad.</text:p>
              </text:list-item>
              <text:list-item>
                <text:p text:style-name="P43">Trabajo colaborativo.</text:p>
              </text:list-item>
              <text:list-item>
                <text:p text:style-name="P43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5"/>
          </table:table-cell>
          <table:covered-table-cell/>
          <table:table-cell table:style-name="Tabla1.A3" table:number-columns-spanned="3" office:value-type="string">
            <text:p text:style-name="P45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5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3589092140" text:style-name="WW8Num3">
              <text:list-item>
                <text:p text:style-name="P46"><text:span text:style-name="T5">120 minutos en total.</text:span></text:p>
              </text:list-item>
              <text:list-item>
                <text:p text:style-name="P47">20 minutos de receso intercalados</text:p>
              </text:list-item>
              <text:list-item>
                <text:p text:style-name="P47">5 minutos de encuadre.</text:p>
              </text:list-item>
              <text:list-item>
                <text:p text:style-name="P47">5 minutos para explicar el desarrollo de la dinámica de trabajo.</text:p>
              </text:list-item>
              <text:list-item>
                <text:p text:style-name="P46"><text:span text:style-name="T4">15 minutos para dar </text:span><text:soft-page-break/><text:span text:style-name="T4">retroalimentación sobre las tareas y evidencias desarrolladas por los discentes en las clases anteriores.</text:span></text:p>
              </text:list-item>
              <text:list-item>
                <text:p text:style-name="P46"><text:span text:style-name="T4">60 minutos para la obtención de estimadores puntuales y distribuciones de muestreo.</text:span></text:p>
              </text:list-item>
              <text:list-item>
                <text:p text:style-name="P47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13">(R) Proceso Metacognitiv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2">¿Qué tan preciso le pareció a usted el aprendizaje adquirido?</text:p>
            <text:p text:style-name="P1"><text:span text:style-name="T12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8"><text:span text:style-name="T12">(S) Momentos de evaluación:</text:span><text:span text:style-name="T9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9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0">(U) Instrumentos de evaluación </text:p>
          </table:table-cell>
          <table:covered-table-cell/>
          <table:table-cell table:style-name="Tabla1.A1" table:number-columns-spanned="2" office:value-type="string">
            <text:p text:style-name="P51"><text:span text:style-name="T12">(V)Producto final:</text:span><text:span text:style-name="T5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13">( <text:s/>) </text:p>
          </table:table-cell>
          <table:table-cell table:style-name="Tabla1.D20" table:number-rows-spanned="3" table:number-columns-spanned="3" office:value-type="string">
            <text:p text:style-name="Standard"><text:span text:style-name="T10">Sistematizar e interpretar la información vertida por el personal discente, para dar la realimentación requerida.</text:span><text:span text:style-name="T15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1930690282" text:style-name="WW8Num4">
              <text:list-item>
                <text:p text:style-name="P52"><text:span text:style-name="T9">Lista de cotejo o verificación.</text:span></text:p>
              </text:list-item>
              <text:list-item>
                <text:p text:style-name="P53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3"><text:span text:style-name="T9">Ilustración de obtención de estimadores puntuales y distribuciones de muestreo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13">( <text:s/>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13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0"><text:s/></text:p>
            <text:p text:style-name="P10">(W)Elaboró: Mediador.</text:p>
            <text:p text:style-name="P10">C. I.I. en E. </text:p>
            <text:p text:style-name="P2"/>
            <text:p text:style-name="P54">Lamberto Maza Casas</text:p>
            <text:p text:style-name="P54">(3045005) 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0"><text:s/></text:p>
            <text:p text:style-name="P10"><text:s/>Vo. <text:s text:c="17"/>Bo. </text:p>
            <text:p text:style-name="P2"><text:span text:style-name="T9">EL Tte. Cor. I. I., Jefe Sec. Académica. </text:span></text:p>
            <text:p text:style-name="P2"/>
            <text:p text:style-name="P56">Omar Luna Ramírez</text:p>
            <text:p text:style-name="P55"><text:span text:style-name="T9">(</text:span><text:span text:style-name="T8">C-822090</text:span><text:span text:style-name="T9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501cm" fo:margin-bottom="1.501cm" fo:margin-left="1.251cm" fo:margin-right="1.185cm" fo:background-color="#ffffff" style:writing-mode="lr-tb" style:layout-grid-color="#c0c0c0" style:layout-grid-lines="37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21-02-17T21:18:00</meta:creation-date>
    <dc:creator>Moshkodo Moshkodoi</dc:creator>
    <dc:date>2021-03-16T08:18:00</dc:date>
    <meta:print-date>2019-10-03T23:31:00</meta:print-date>
    <meta:editing-cycles>7</meta:editing-cycles>
    <meta:editing-duration>PT8M</meta:editing-duration>
    <meta:document-statistic meta:table-count="1" meta:image-count="0" meta:object-count="0" meta:page-count="2" meta:paragraph-count="86" meta:word-count="443" meta:character-count="3360" meta:non-whitespace-character-count="2502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